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6mm" svg:x="118.74mm" svg:y="24.87mm">
            <draw:object draw:notify-on-update-of-ranges="sheet1.B1:sheet1.B26 sheet1.C1:sheet1.C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000324117718264461" calcext:value-type="float">
            <text:p>3,24117718264461E-006</text:p>
          </table:table-cell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000702254328643903" calcext:value-type="float">
            <text:p>7,02254328643903E-006</text:p>
          </table:table-cell>
        </table:table-row>
        <table:table-row table:style-name="ro2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000118843017844483" calcext:value-type="float">
            <text:p>1,18843017844483E-005</text:p>
          </table:table-cell>
        </table:table-row>
        <table:table-row table:style-name="ro2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000135048903757706" calcext:value-type="float">
            <text:p>1,35048903757706E-005</text:p>
          </table:table-cell>
        </table:table-row>
        <table:table-row table:style-name="ro2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0156656751642004" calcext:value-type="float">
            <text:p>1,56656751642004E-005</text:p>
          </table:table-cell>
        </table:table-row>
        <table:table-row table:style-name="ro2"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0000172862637555227" calcext:value-type="float">
            <text:p>1,72862637555227E-005</text:p>
          </table:table-cell>
        </table:table-row>
        <table:table-row table:style-name="ro2">
          <table:table-cell/>
          <table:table-cell table:style-name="ce1" office:value-type="float" office:value="82" calcext:value-type="float">
            <text:p>82</text:p>
          </table:table-cell>
          <table:table-cell table:style-name="ce1" office:value-type="float" office:value="0.0000178264599526301" calcext:value-type="float">
            <text:p>1,78264599526301E-005</text:p>
          </table:table-cell>
        </table:table-row>
        <table:table-row table:style-name="ro2"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0.0000189068450708874" calcext:value-type="float">
            <text:p>1,89068450708874E-005</text:p>
          </table:table-cell>
        </table:table-row>
        <table:table-row table:style-name="ro2"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.000018906852346845" calcext:value-type="float">
            <text:p>1,8906852346845E-005</text:p>
          </table:table-cell>
        </table:table-row>
        <table:table-row table:style-name="ro2"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.0000194470485439524" calcext:value-type="float">
            <text:p>0,000019447</text:p>
          </table:table-cell>
        </table:table-row>
        <table:table-row table:style-name="ro2"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.0000216078260564245" calcext:value-type="float">
            <text:p>2,16078260564245E-005</text:p>
          </table:table-cell>
        </table:table-row>
        <table:table-row table:style-name="ro2">
          <table:table-cell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.0000199872374651022" calcext:value-type="float">
            <text:p>1,99872374651022E-005</text:p>
          </table:table-cell>
        </table:table-row>
        <table:table-row table:style-name="ro2">
          <table:table-cell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0.0000205274336622097" calcext:value-type="float">
            <text:p>2,05274336622097E-005</text:p>
          </table:table-cell>
        </table:table-row>
        <table:table-row table:style-name="ro2"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0.000022148022253532" calcext:value-type="float">
            <text:p>0,000022148</text:p>
          </table:table-cell>
        </table:table-row>
        <table:table-row table:style-name="ro2"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0.000022688225726597" calcext:value-type="float">
            <text:p>2,2688225726597E-005</text:p>
          </table:table-cell>
        </table:table-row>
        <table:table-row table:style-name="ro2"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000022148022253532" calcext:value-type="float">
            <text:p>0,000022148</text:p>
          </table:table-cell>
        </table:table-row>
        <table:table-row table:style-name="ro2">
          <table:table-cell/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0.0000210676371352747" calcext:value-type="float">
            <text:p>2,10676371352747E-005</text:p>
          </table:table-cell>
        </table:table-row>
        <table:table-row table:style-name="ro2">
          <table:table-cell/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0.000022148022253532" calcext:value-type="float">
            <text:p>0,000022148</text:p>
          </table:table-cell>
        </table:table-row>
        <table:table-row table:style-name="ro2"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.0000226882184506394" calcext:value-type="float">
            <text:p>2,26882184506394E-005</text:p>
          </table:table-cell>
        </table:table-row>
        <table:table-row table:style-name="ro2">
          <table:table-cell/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0.0000216078333323821" calcext:value-type="float">
            <text:p>2,16078333323821E-005</text:p>
          </table:table-cell>
        </table:table-row>
        <table:table-row table:style-name="ro2">
          <table:table-cell/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0.0000237686072068755" calcext:value-type="float">
            <text:p>2,37686072068755E-005</text:p>
          </table:table-cell>
        </table:table-row>
        <table:table-row table:style-name="ro2">
          <table:table-cell/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.0000232284146477468" calcext:value-type="float">
            <text:p>2,32284146477468E-005</text:p>
          </table:table-cell>
        </table:table-row>
        <table:table-row table:style-name="ro1">
          <table:table-cell/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.0000237686108448543" calcext:value-type="float">
            <text:p>2,37686108448543E-005</text:p>
          </table:table-cell>
        </table:table-row>
        <table:table-row table:style-name="ro2">
          <table:table-cell/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.0000253891994361766" calcext:value-type="float">
            <text:p>2,53891994361766E-005</text:p>
          </table:table-cell>
        </table:table-row>
        <table:table-row table:style-name="ro2">
          <table:table-cell/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0.0000270097880274989" calcext:value-type="float">
            <text:p>2,70097880274989E-005</text:p>
          </table:table-cell>
        </table:table-row>
        <table:table-row table:style-name="ro2">
          <table:table-cell/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0.0000280901804217137" calcext:value-type="float">
            <text:p>2,80901804217137E-005</text:p>
          </table:table-cell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1:11:51.295000000</dc:date>
    <meta:editing-duration>PT3M</meta:editing-duration>
    <meta:editing-cycles>1</meta:editing-cycles>
    <meta:document-statistic meta:table-count="1" meta:cell-count="52" meta:object-count="1"/>
    <meta:generator>LibreOffice/4.4.6.3$Windows_x86 LibreOffice_project/e8938fd3328e95dcf59dd64e7facd2c7d67c704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cm" svg:stroke-color="#c5000b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title svg:x="3.234cm" svg:y="0.315cm" chart:style-name="ch2">
          <text:p>Complexité de la suppression dans le cas moyen</text:p>
        </chart:title>
        <chart:plot-area chart:style-name="ch3" table:cell-range-address="sheet1.B1:sheet1.C26" svg:x="1.331cm" svg:y="1.273cm" svg:width="14.349cm" svg:height="6.564cm">
          <chartooo:coordinate-region svg:x="2.984cm" svg:y="1.472cm" svg:width="12.416cm" svg:height="5.718cm"/>
          <chart:axis chart:dimension="x" chart:name="primary-x" chart:style-name="ch4">
            <chart:title svg:x="7.866cm" svg:y="8.016cm" chart:style-name="ch5">
              <text:p>Hauteur</text:p>
            </chart:title>
          </chart:axis>
          <chart:axis chart:dimension="y" chart:name="primary-y" chart:style-name="ch4">
            <chart:title svg:x="0.451cm" svg:y="6.438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sheet1.C1:sheet1.C26" chart:class="chart:scatter">
            <chart:domain table:cell-range-address="sheet1.B1:sheet1.B26"/>
            <chart:regression-curve chart:style-name="ch9">
              <chart:equation chart:display-equation="true" chart:display-r-square="false" svg:x="9.05cm" svg:y="6.33cm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1:sheet1.B26</svg:desc>
                </draw:g>
              </table:table-cell>
              <table:table-cell office:value-type="float" office:value="0.00000324117718264461">
                <text:p>0.00000324117718264461</text:p>
                <draw:g>
                  <svg:desc>sheet1.C1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02254328643903">
                <text:p>0.00000702254328643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0000118843017844483">
                <text:p>0.0000118843017844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.0000135048903757706">
                <text:p>0.0000135048903757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0.0000156656751642004">
                <text:p>0.0000156656751642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0.0000172862637555227">
                <text:p>0.0000172862637555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0.0000178264599526301">
                <text:p>0.0000178264599526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0.0000189068450708874">
                <text:p>0.0000189068450708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0.000018906852346845">
                <text:p>0.00001890685234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0.0000194470485439524">
                <text:p>0.0000194470485439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0.0000216078260564245">
                <text:p>0.0000216078260564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">
                <text:p>143</text:p>
              </table:table-cell>
              <table:table-cell office:value-type="float" office:value="0.0000199872374651022">
                <text:p>0.000019987237465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">
                <text:p>176</text:p>
              </table:table-cell>
              <table:table-cell office:value-type="float" office:value="0.0000205274336622097">
                <text:p>0.000020527433662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">
                <text:p>191</text:p>
              </table:table-cell>
              <table:table-cell office:value-type="float" office:value="0.000022148022253532">
                <text:p>0.000022148022253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0.000022688225726597">
                <text:p>0.000022688225726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">
                <text:p>212</text:p>
              </table:table-cell>
              <table:table-cell office:value-type="float" office:value="0.000022148022253532">
                <text:p>0.000022148022253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">
                <text:p>223</text:p>
              </table:table-cell>
              <table:table-cell office:value-type="float" office:value="0.0000210676371352747">
                <text:p>0.0000210676371352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0.000022148022253532">
                <text:p>0.000022148022253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0.0000226882184506394">
                <text:p>0.0000226882184506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0.0000216078333323821">
                <text:p>0.0000216078333323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">
                <text:p>293</text:p>
              </table:table-cell>
              <table:table-cell office:value-type="float" office:value="0.0000237686072068755">
                <text:p>0.0000237686072068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0.0000232284146477468">
                <text:p>0.0000232284146477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">
                <text:p>323</text:p>
              </table:table-cell>
              <table:table-cell office:value-type="float" office:value="0.0000237686108448543">
                <text:p>0.0000237686108448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">
                <text:p>418</text:p>
              </table:table-cell>
              <table:table-cell office:value-type="float" office:value="0.0000253891994361766">
                <text:p>0.0000253891994361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7">
                <text:p>777</text:p>
              </table:table-cell>
              <table:table-cell office:value-type="float" office:value="0.0000270097880274989">
                <text:p>0.0000270097880274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7">
                <text:p>807</text:p>
              </table:table-cell>
              <table:table-cell office:value-type="float" office:value="0.0000280901804217137">
                <text:p>0.0000280901804217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